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sans-serif" fo:font-size="14.2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/>
    </style:style>
    <style:style style:name="T1" style:family="text">
      <style:text-properties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tiriy Tarasov</text:p>
      <text:p text:style-name="P1">CSCI 4446</text:p>
      <text:p text:style-name="P2">Assignment 7: Variation </text:p>
      <text:p text:style-name="P2">The equation </text:p>
      <text:list xml:id="list4368999821254798791" text:style-name="L1">
        <text:list-item>
          <text:p text:style-name="P4">The Jacobian of the Lorenz system is </text:p>
          <text:p text:style-name="P5"><draw:frame draw:style-name="fr1" draw:name="Object1" text:anchor-type="as-char" svg:y="-0.378in" svg:width="1.4898in" svg:height="0.657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The variational system is defined as <draw:frame draw:style-name="fr1" draw:name="Object2" text:anchor-type="as-char" svg:y="-0.1575in" svg:width="0.752in" svg:height="0.2189in" draw:z-index="1"><draw:object xlink:href="./Object 2" xlink:type="simple" xlink:show="embed" xlink:actuate="onLoad"/><draw:image xlink:href="./ObjectReplacements/Object 2" xlink:type="simple" xlink:show="embed" xlink:actuate="onLoad"/></draw:frame>where </text:p>
          <text:p text:style-name="P5"><draw:frame draw:style-name="fr1" draw:name="Object3" text:anchor-type="as-char" svg:y="-0.3563in" svg:width="1.3071in" svg:height="0.6626in" draw:z-index="3"><draw:object xlink:href="./Object 3" xlink:type="simple" xlink:show="embed" xlink:actuate="onLoad"/><draw:image xlink:href="./ObjectReplacements/Object 3" xlink:type="simple" xlink:show="embed" xlink:actuate="onLoad"/></draw:frame></text:p>
          <text:p text:style-name="P4">The variational equation of the system becomes</text:p>
          <text:p text:style-name="P5"><draw:frame draw:style-name="fr1" draw:name="Object4" text:anchor-type="as-char" svg:y="-0.4063in" svg:width="5.0953in" svg:height="0.7398in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4">which is appended to the vector of the Lorenz matrix to compute the equation of variation on the Runge-Kutta.</text:p>
        </text:list-item>
        <text:list-item>
          <text:p text:style-name="P4">The conditions to analyze the variational equation of the Lorenz system are the parameter conditions of a=16, r=45, and b=4. The numerical map parameters are h=0.001 and 100 steps. </text:p>
          <text:p text:style-name="P4"/>
          <text:p text:style-name="P4">a) The initial conditions of the system are (0,1,2,1,0,0,0,1,0,0,0,1) the variational vector is the following:</text:p>
          <text:p text:style-name="P4">(1.9215,4.2203,1.5279,2.4039,1.9189,-0.0297,5.1751,4.2072,-0.0893,0.4808,0.3741,0.6651)</text:p>
          <text:p text:style-name="P4">and the evolved variations are:</text:p>
          <text:p text:style-name="P4">(7.9006,6.3717,0.5525)</text:p>
          <text:p text:style-name="P4">and the evolved matrix is:</text:p>
          <text:p text:style-name="P4"><draw:frame draw:style-name="fr1" draw:name="Object7" text:anchor-type="as-char" svg:y="-0.3772in" svg:width="2.052in" svg:height="0.6547in" draw:z-index="4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2"/>
      <text:list xml:id="list29395498" text:continue-numbering="true" text:style-name="L1">
        <text:list-header>
          <text:p text:style-name="P4">b) The initial conditions of the system are (10,-5,2,1,0,0,0,1,0,0,0,1), the variational vector is the following:</text:p>
          <text:p text:style-name="P4">(13.7919,27.9348,10.7711,2.1034,1.6172,-0.4759,3.8345,2.9906,-1.0954,3.0211,2.4549,0.0108)</text:p>
          <text:p text:style-name="P4">and the evolved variations are:</text:p>
          <text:p text:style-name="P4">(8.9589, <text:s text:c="3"/>7.0627, <text:s text:c="2"/>-1.5604)</text:p>
          <text:p text:style-name="P4">and the evolved matrix is:</text:p>
          <text:p text:style-name="P4"><draw:frame draw:style-name="fr1" draw:name="Object6" text:anchor-type="as-char" svg:y="-0.3772in" svg:width="2.0535in" svg:height="0.6547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oft-page-break/>c) The initial conditions of the system are (0,-1,2,1,0,0,0,1,0,0,0,1) the variational vector is the following:</text:p>
          <text:p text:style-name="P4">(-1.8850,-4.1417,1.5261,2.3600,1.8826,0.0287,5.0776,4.1294,0.0869,-0.4630,-0.3597,0.6681)</text:p>
          <text:p text:style-name="P4">and the evolved variations are:</text:p>
          <text:p text:style-name="P4">(6.9747, <text:s text:c="2"/>5.6523, <text:s text:c="2"/>0.7837)</text:p>
          <text:p text:style-name="P4">and the evolved matrix is:</text:p>
          <text:p text:style-name="P4"><draw:frame draw:style-name="fr1" draw:name="Object5" text:anchor-type="as-char" svg:y="-0.3772in" svg:width="2.1689in" svg:height="0.6547in" draw:z-index="6"><draw:object xlink:href="./Object 5" xlink:type="simple" xlink:show="embed" xlink:actuate="onLoad"/><draw:image xlink:href="./ObjectReplacements/Object 5" xlink:type="simple" xlink:show="embed" xlink:actuate="onLoad"/></draw:frame></text:p>
          <text:p text:style-name="P6"><text:span text:style-name="T1">d) for the variation matrix of a, b, and c, the y component of the variation effect the x and y evolved variations the most. For a and c, the evolved variations contracted along the z direction. For the variation matrix in b, the evolved variation of the z component grew in the opposite direction. </text:span></text:p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iy </meta:initial-creator>
    <meta:creation-date>2018-03-02T09:34:17.37</meta:creation-date>
    <meta:generator>OpenOffice/4.1.3$Win32 OpenOffice.org_project/413m1$Build-9783</meta:generator>
    <dc:date>2018-04-03T09:20:11.34</dc:date>
    <dc:creator>Dmitriy </dc:creator>
    <meta:editing-duration>P2DT23H53M3S</meta:editing-duration>
    <meta:editing-cycles>68</meta:editing-cycles>
    <meta:printed-by>Dmitriy </meta:printed-by>
    <meta:print-date>2018-04-02T23:33:58.63</meta:print-date>
    <meta:document-statistic meta:table-count="0" meta:image-count="0" meta:object-count="7" meta:page-count="2" meta:paragraph-count="31" meta:word-count="221" meta:character-count="1640"/>
  </office:meta>
</office:document-meta>
</file>

<file path=Object 1/content.xml><?xml version="1.0" encoding="utf-8"?>
<math xmlns="http://www.w3.org/1998/Math/MathML">
  <semantics>
    <mrow>
      <mrow>
        <mi>J</mi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i>a</mi>
                    </mrow>
                  </mrow>
                </mtd>
                <mtd>
                  <mrow>
                    <mi>a</mi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i>r</mi>
                      <mo stretchy="false">−</mo>
                      <mi>z</mi>
                    </mrow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  <mtd>
                  <mrow>
                    <mrow>
                      <mo stretchy="false">−</mo>
                      <mi>x</mi>
                    </mrow>
                  </mrow>
                </mtd>
              </mtr>
              <mtr>
                <mtd>
                  <mrow>
                    <mi>y</mi>
                  </mrow>
                </mtd>
                <mtd>
                  <mrow>
                    <mi>x</mi>
                  </mrow>
                </mtd>
                <mtd>
                  <mrow>
                    <mrow>
                      <mo stretchy="false">−</mo>
                      <mi>b</mi>
                    </mrow>
                  </mrow>
                </mtd>
              </mtr>
            </mtable>
          </mrow>
        </mfenced>
      </mrow>
    </mrow>
    <annotation encoding="StarMath 5.0">J=left[matrix{-a # a # 0## r-z # -1 # -x ## y # x # -b } right]</annotation>
  </semantics>
</math>
</file>

<file path=Object 2/content.xml><?xml version="1.0" encoding="utf-8"?>
<math xmlns="http://www.w3.org/1998/Math/MathML">
  <semantics>
    <mrow>
      <mrow>
        <mover accent="true">
          <mo stretchy="false">δ</mo>
          <mo stretchy="false">˙</mo>
        </mover>
        <mo stretchy="false">=</mo>
        <msub>
          <mi>D</mi>
          <mi>x</mi>
        </msub>
      </mrow>
      <mi>F</mi>
      <mo stretchy="false">δ</mo>
    </mrow>
    <annotation encoding="StarMath 5.0">dot %delta =D_x F %delta</annotation>
  </semantics>
</math>
</file>

<file path=Object 3/content.xml><?xml version="1.0" encoding="utf-8"?>
<math xmlns="http://www.w3.org/1998/Math/MathML">
  <semantics>
    <mrow>
      <mrow>
        <mo stretchy="false">δ</mo>
        <mo stretchy="false">=</mo>
        <mfenced open="[" close="]">
          <mrow>
            <mtable>
              <mtr>
                <mtd>
                  <mrow>
                    <msub>
                      <mo stretchy="false">δ</mo>
                      <mi mathvariant="italic">xx</mi>
                    </msub>
                  </mrow>
                </mtd>
                <mtd>
                  <mrow>
                    <msub>
                      <mo stretchy="false">δ</mo>
                      <mi mathvariant="italic">yx</mi>
                    </msub>
                  </mrow>
                </mtd>
                <mtd>
                  <mrow>
                    <msub>
                      <mo stretchy="false">δ</mo>
                      <mi mathvariant="italic">zx</mi>
                    </msub>
                  </mrow>
                </mtd>
              </mtr>
              <mtr>
                <mtd>
                  <mrow>
                    <msub>
                      <mo stretchy="false">δ</mo>
                      <mi mathvariant="italic">xy</mi>
                    </msub>
                  </mrow>
                </mtd>
                <mtd>
                  <mrow>
                    <msub>
                      <mo stretchy="false">δ</mo>
                      <mi mathvariant="italic">yy</mi>
                    </msub>
                  </mrow>
                </mtd>
                <mtd>
                  <mrow>
                    <msub>
                      <mo stretchy="false">δ</mo>
                      <mi mathvariant="italic">zy</mi>
                    </msub>
                  </mrow>
                </mtd>
              </mtr>
              <mtr>
                <mtd>
                  <mrow>
                    <msub>
                      <mo stretchy="false">δ</mo>
                      <mi mathvariant="italic">xz</mi>
                    </msub>
                  </mrow>
                </mtd>
                <mtd>
                  <mrow>
                    <msub>
                      <mo stretchy="false">δ</mo>
                      <mi mathvariant="italic">yz</mi>
                    </msub>
                  </mrow>
                </mtd>
                <mtd>
                  <mrow>
                    <msub>
                      <mo stretchy="false">δ</mo>
                      <mi mathvariant="italic">zz</mi>
                    </msub>
                  </mrow>
                </mtd>
              </mtr>
            </mtable>
          </mrow>
        </mfenced>
      </mrow>
    </mrow>
    <annotation encoding="StarMath 5.0">%delta=left[matrix{%delta_xx # %delta_yx # %delta_zx ## %delta_xy # %delta_yy # %delta_zy  ## %delta_xz # %delta_yz # %delta_zz  }right]</annotation>
  </semantics>
</math>
</file>

<file path=Object 4/content.xml><?xml version="1.0" encoding="utf-8"?>
<math xmlns="http://www.w3.org/1998/Math/MathML">
  <semantics>
    <mrow>
      <mrow>
        <mi>J</mi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i>a</mi>
                    </mrow>
                    <mrow>
                      <msub>
                        <mo stretchy="false">δ</mo>
                        <mi mathvariant="italic">xx</mi>
                      </msub>
                      <mo stretchy="false">+</mo>
                      <mi>a</mi>
                    </mrow>
                    <msub>
                      <mo stretchy="false">δ</mo>
                      <mi mathvariant="italic">xy</mi>
                    </msub>
                  </mrow>
                </mtd>
                <mtd>
                  <mrow>
                    <mrow>
                      <mo stretchy="false">−</mo>
                      <mi>a</mi>
                    </mrow>
                    <mrow>
                      <msub>
                        <mo stretchy="false">δ</mo>
                        <mi mathvariant="italic">yx</mi>
                      </msub>
                      <mo stretchy="false">+</mo>
                      <mi>a</mi>
                    </mrow>
                    <msub>
                      <mo stretchy="false">δ</mo>
                      <mi mathvariant="italic">yy</mi>
                    </msub>
                  </mrow>
                </mtd>
                <mtd>
                  <mrow>
                    <mrow>
                      <mo stretchy="false">−</mo>
                      <mi>a</mi>
                    </mrow>
                    <mrow>
                      <msub>
                        <mo stretchy="false">δ</mo>
                        <mi mathvariant="italic">zx</mi>
                      </msub>
                      <mo stretchy="false">+</mo>
                      <mi>a</mi>
                    </mrow>
                    <msub>
                      <mo stretchy="false">δ</mo>
                      <mi mathvariant="italic">zy</mi>
                    </msub>
                  </mrow>
                </mtd>
              </mtr>
              <mtr>
                <mtd>
                  <mrow>
                    <msub>
                      <mo stretchy="false">δ</mo>
                      <mi mathvariant="italic">xx</mi>
                    </msub>
                    <mrow>
                      <mrow>
                        <mrow>
                          <mo stretchy="false">(</mo>
                          <mrow>
                            <mrow>
                              <mi>r</mi>
                              <mo stretchy="false">−</mo>
                              <mi>z</mi>
                            </mrow>
                          </mrow>
                          <mo stretchy="false">)</mo>
                        </mrow>
                        <mo stretchy="false">−</mo>
                        <msub>
                          <mo stretchy="false">δ</mo>
                          <mi mathvariant="italic">xy</mi>
                        </msub>
                      </mrow>
                      <mo stretchy="false">−</mo>
                      <mrow>
                        <mi>x</mi>
                        <mo stretchy="false">∗</mo>
                        <msub>
                          <mo stretchy="false">δ</mo>
                          <mi mathvariant="italic">xz</mi>
                        </msub>
                      </mrow>
                    </mrow>
                  </mrow>
                </mtd>
                <mtd>
                  <mrow>
                    <msub>
                      <mo stretchy="false">δ</mo>
                      <mi mathvariant="italic">yx</mi>
                    </msub>
                    <mrow>
                      <mrow>
                        <mrow>
                          <mo stretchy="false">(</mo>
                          <mrow>
                            <mrow>
                              <mi>r</mi>
                              <mo stretchy="false">−</mo>
                              <mi>z</mi>
                            </mrow>
                          </mrow>
                          <mo stretchy="false">)</mo>
                        </mrow>
                        <mo stretchy="false">−</mo>
                        <msub>
                          <mo stretchy="false">δ</mo>
                          <mi mathvariant="italic">yy</mi>
                        </msub>
                      </mrow>
                      <mo stretchy="false">−</mo>
                      <mrow>
                        <mi>x</mi>
                        <mo stretchy="false">∗</mo>
                        <msub>
                          <mo stretchy="false">δ</mo>
                          <mi mathvariant="italic">yz</mi>
                        </msub>
                      </mrow>
                    </mrow>
                  </mrow>
                </mtd>
                <mtd>
                  <mrow>
                    <msub>
                      <mo stretchy="false">δ</mo>
                      <mi mathvariant="italic">zx</mi>
                    </msub>
                    <mrow>
                      <mrow>
                        <mrow>
                          <mo stretchy="false">(</mo>
                          <mrow>
                            <mrow>
                              <mi>r</mi>
                              <mo stretchy="false">−</mo>
                              <mi>z</mi>
                            </mrow>
                          </mrow>
                          <mo stretchy="false">)</mo>
                        </mrow>
                        <mo stretchy="false">−</mo>
                        <msub>
                          <mo stretchy="false">δ</mo>
                          <mi mathvariant="italic">zy</mi>
                        </msub>
                      </mrow>
                      <mo stretchy="false">−</mo>
                      <mrow>
                        <mi>x</mi>
                        <mo stretchy="false">∗</mo>
                        <msub>
                          <mo stretchy="false">δ</mo>
                          <mi mathvariant="italic">zz</mi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row>
                          <mi>y</mi>
                          <mo stretchy="false">∗</mo>
                          <msub>
                            <mo stretchy="false">δ</mo>
                            <mi mathvariant="italic">xx</mi>
                          </msub>
                        </mrow>
                        <mo stretchy="false">+</mo>
                        <mrow>
                          <mi>x</mi>
                          <mo stretchy="false">∗</mo>
                          <msub>
                            <mo stretchy="false">δ</mo>
                            <mi mathvariant="italic">xy</mi>
                          </msub>
                        </mrow>
                      </mrow>
                      <mo stretchy="false">−</mo>
                      <mrow>
                        <mi>b</mi>
                        <mo stretchy="false">∗</mo>
                        <msub>
                          <mo stretchy="false">δ</mo>
                          <mi mathvariant="italic">xz</mi>
                        </msub>
                      </mrow>
                    </mrow>
                  </mrow>
                </mtd>
                <mtd>
                  <mrow>
                    <mrow>
                      <mrow>
                        <mrow>
                          <mi>y</mi>
                          <mo stretchy="false">∗</mo>
                          <msub>
                            <mo stretchy="false">δ</mo>
                            <mi mathvariant="italic">yx</mi>
                          </msub>
                        </mrow>
                        <mo stretchy="false">+</mo>
                        <mrow>
                          <mi>x</mi>
                          <mo stretchy="false">∗</mo>
                          <msub>
                            <mo stretchy="false">δ</mo>
                            <mi mathvariant="italic">yy</mi>
                          </msub>
                        </mrow>
                      </mrow>
                      <mo stretchy="false">−</mo>
                      <mrow>
                        <mi>b</mi>
                        <mo stretchy="false">∗</mo>
                        <msub>
                          <mo stretchy="false">δ</mo>
                          <mi mathvariant="italic">yz</mi>
                        </msub>
                      </mrow>
                    </mrow>
                  </mrow>
                </mtd>
                <mtd>
                  <mrow>
                    <mrow>
                      <mrow>
                        <mrow>
                          <mi>y</mi>
                          <mo stretchy="false">∗</mo>
                          <msub>
                            <mo stretchy="false">δ</mo>
                            <mi mathvariant="italic">zx</mi>
                          </msub>
                        </mrow>
                        <mo stretchy="false">+</mo>
                        <mrow>
                          <mi>x</mi>
                          <mo stretchy="false">∗</mo>
                          <msub>
                            <mo stretchy="false">δ</mo>
                            <mi mathvariant="italic">zy</mi>
                          </msub>
                        </mrow>
                      </mrow>
                      <mo stretchy="false">−</mo>
                      <mrow>
                        <mi>b</mi>
                        <mo stretchy="false">∗</mo>
                        <msub>
                          <mo stretchy="false">δ</mo>
                          <mi mathvariant="italic">zz</mi>
                        </msub>
                      </mrow>
                    </mrow>
                  </mrow>
                </mtd>
              </mtr>
            </mtable>
          </mrow>
        </mfenced>
      </mrow>
    </mrow>
    <annotation encoding="StarMath 5.0">J=left[matrix{-a%delta_xx+a%delta_xy # -a%delta_yx+a%delta_yy # -a%delta_zx+a%delta_zy## %delta_xx(r-z)-%delta_xy-x*%delta_xz # %delta_yx(r-z)-%delta_yy-x*%delta_yz # %delta_zx(r-z)-%delta_zy-x*%delta_zz ## y*%delta_xx+x*%delta_xy-b*%delta_xz # y*%delta_yx+x*%delta_yy-b*%delta_yz # y*%delta_zx+x*%delta_zy-b*%delta_zz }right]
</annotation>
  </semantics>
</math>
</file>

<file path=Object 5/content.xml><?xml version="1.0" encoding="utf-8"?>
<math xmlns="http://www.w3.org/1998/Math/MathML">
  <semantics>
    <mrow>
      <mfenced open="(" close=")">
        <mrow>
          <mtable>
            <mtr>
              <mtd>
                <mrow>
                  <mn>2.3600</mn>
                </mrow>
              </mtd>
              <mtd>
                <mrow>
                  <mn>1.8826</mn>
                </mrow>
              </mtd>
              <mtd>
                <mrow>
                  <mn>0.0287</mn>
                </mrow>
              </mtd>
            </mtr>
            <mtr>
              <mtd>
                <mrow>
                  <mn>5.0776</mn>
                </mrow>
              </mtd>
              <mtd>
                <mrow>
                  <mn>4.1294</mn>
                </mrow>
              </mtd>
              <mtd>
                <mrow>
                  <mn>0.0869</mn>
                </mrow>
              </mtd>
            </mtr>
            <mtr>
              <mtd>
                <mrow>
                  <mrow>
                    <mo stretchy="false">−</mo>
                    <mn>0.4630</mn>
                  </mrow>
                </mrow>
              </mtd>
              <mtd>
                <mrow>
                  <mrow>
                    <mo stretchy="false">−</mo>
                    <mn>0.3597</mn>
                  </mrow>
                </mrow>
              </mtd>
              <mtd>
                <mrow>
                  <mn>0.6681</mn>
                </mrow>
              </mtd>
            </mtr>
          </mtable>
        </mrow>
      </mfenced>
    </mrow>
    <annotation encoding="StarMath 5.0">left( matrix{2.3600 # 1.8826 # 0.0287 ## 5.0776 # 4.1294 # 0.0869 ## -0.4630 # -0.3597 # 0.6681} right )</annotation>
  </semantics>
</math>
</file>

<file path=Object 6/content.xml><?xml version="1.0" encoding="utf-8"?>
<math xmlns="http://www.w3.org/1998/Math/MathML">
  <semantics>
    <mrow>
      <mfenced open="(" close=")">
        <mrow>
          <mtable>
            <mtr>
              <mtd>
                <mrow>
                  <mn>2.1034</mn>
                </mrow>
              </mtd>
              <mtd>
                <mrow>
                  <mn>1.6172</mn>
                </mrow>
              </mtd>
              <mtd>
                <mrow>
                  <mrow>
                    <mo stretchy="false">−</mo>
                    <mn>0.4759</mn>
                  </mrow>
                </mrow>
              </mtd>
            </mtr>
            <mtr>
              <mtd>
                <mrow>
                  <mn>3.8345</mn>
                </mrow>
              </mtd>
              <mtd>
                <mrow>
                  <mn>2.9906</mn>
                </mrow>
              </mtd>
              <mtd>
                <mrow>
                  <mrow>
                    <mo stretchy="false">−</mo>
                    <mn>1.0954</mn>
                  </mrow>
                </mrow>
              </mtd>
            </mtr>
            <mtr>
              <mtd>
                <mrow>
                  <mn>3.0211</mn>
                </mrow>
              </mtd>
              <mtd>
                <mrow>
                  <mn>2.4549</mn>
                </mrow>
              </mtd>
              <mtd>
                <mrow>
                  <mn>0.0108</mn>
                </mrow>
              </mtd>
            </mtr>
          </mtable>
        </mrow>
      </mfenced>
    </mrow>
    <annotation encoding="StarMath 5.0">left( matrix{2.1034#1.6172#-0.4759##3.8345#2.9906#-1.0954##3.0211#2.4549#0.0108} right)</annotation>
  </semantics>
</math>
</file>

<file path=Object 7/content.xml><?xml version="1.0" encoding="utf-8"?>
<math xmlns="http://www.w3.org/1998/Math/MathML">
  <semantics>
    <mrow>
      <mfenced open="(" close=")">
        <mrow>
          <mtable>
            <mtr>
              <mtd>
                <mrow>
                  <mn>2.4039</mn>
                </mrow>
              </mtd>
              <mtd>
                <mrow>
                  <mn>1.9189</mn>
                </mrow>
              </mtd>
              <mtd>
                <mrow>
                  <mrow>
                    <mo stretchy="false">−</mo>
                    <mn>0.0297</mn>
                  </mrow>
                </mrow>
              </mtd>
            </mtr>
            <mtr>
              <mtd>
                <mrow>
                  <mn>5.1751</mn>
                </mrow>
              </mtd>
              <mtd>
                <mrow>
                  <mn>4.2072</mn>
                </mrow>
              </mtd>
              <mtd>
                <mrow>
                  <mrow>
                    <mo stretchy="false">−</mo>
                    <mn>0.0893</mn>
                  </mrow>
                </mrow>
              </mtd>
            </mtr>
            <mtr>
              <mtd>
                <mrow>
                  <mn>0.4808</mn>
                </mrow>
              </mtd>
              <mtd>
                <mrow>
                  <mn>0.3741</mn>
                </mrow>
              </mtd>
              <mtd>
                <mrow>
                  <mn>0.6651</mn>
                </mrow>
              </mtd>
            </mtr>
          </mtable>
        </mrow>
      </mfenced>
    </mrow>
    <annotation encoding="StarMath 5.0">left( matrix{2.4039#1.9189#-0.0297##5.1751#4.2072#-0.0893##0.4808#0.3741#0.6651} right)</annotation>
  </semantics>
</math>
</file>